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basu,sirer,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09:32:57.202835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09:35:30.045364181</dc:date>
    <meta:generator>LibreOffice/5.1.6.2$Linux_X86_64 LibreOffice_project/10m0$Build-2</meta:generator>
    <meta:editing-duration>PT45M28S</meta:editing-duration>
    <meta:editing-cycles>90</meta:editing-cycles>
    <meta:document-statistic meta:table-count="1" meta:cell-count="1511" meta:object-count="0"/>
  </office:meta>
</office:document-meta>
</file>